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2000001E5292E3F42C6A265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am" svg:font-family="Kal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12cm" svg:stroke-color="#ff420e" draw:marker-start-width="0.517cm" draw:marker-end-width="0.517cm" draw:fill="none" draw:textarea-horizontal-align="justify" draw:textarea-vertical-align="middle" draw:auto-grow-height="false" fo:min-height="0.624cm" fo:min-width="1.474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ff420e" draw:marker-start-width="0.517cm" draw:marker-end-width="0.517cm" draw:fill="none" draw:textarea-horizontal-align="justify" draw:textarea-vertical-align="middle" draw:auto-grow-height="false" fo:min-height="0.624cm" fo:min-width="0.675cm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4586" style:font-name="Kalam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4586" style:font-name="Kala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595cm" svg:height="17.106cm" svg:x="1.695cm" svg:y="2.072cm">
          <draw:image xlink:href="Pictures/10000201000002F2000001E5292E3F42C6A26515.png" xlink:type="simple" xlink:show="embed" xlink:actuate="onLoad">
            <text:p/>
          </draw:image>
        </draw:frame>
        <draw:frame draw:style-name="gr2" draw:text-style-name="P2" draw:layer="layout" svg:width="0.875cm" svg:height="1.263cm" svg:x="12.725cm" svg:y="6.2cm">
          <draw:text-box>
            <text:p><text:span text:style-name="T1">X</text:span></text:p>
          </draw:text-box>
        </draw:frame>
        <draw:custom-shape draw:style-name="gr3" draw:text-style-name="P3" xml:id="id1" draw:id="id1" draw:layer="layout" svg:width="2.3cm" svg:height="1.2cm" svg:x="1.8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1.501cm" svg:height="1.2cm" svg:x="12.4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4.1cm" svg:y1="6.7cm" svg:x2="12.4cm" svg:y2="6.7cm" draw:start-shape="id1" draw:start-glue-point="1" draw:end-shape="id2" draw:end-glue-point="3" svg:d="M4100 6700h8300" svg:viewBox="0 0 8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am" svg:font-family="Kal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0T23:13:31.592666608</meta:creation-date>
    <dc:date>2022-09-10T23:17:51.083881318</dc:date>
    <meta:editing-duration>PT4M20S</meta:editing-duration>
    <meta:editing-cycles>1</meta:editing-cycles>
    <meta:document-statistic meta:object-count="5"/>
    <meta:generator>LibreOffice/6.0.7.3$Linux_X86_64 LibreOffice_project/00m0$Build-3</meta:generator>
  </office:meta>
</office:document-meta>
</file>